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Contents_20_4">
      <style:paragraph-properties>
        <style:tab-stops>
          <style:tab-stop style:position="6.3354in" style:type="right" style:leader-style="dotted" style:leader-text="."/>
        </style:tab-stops>
      </style:paragraph-properties>
    </style:style>
    <style:style style:name="P16" style:family="paragraph" style:parent-style-name="Contents_20_5">
      <style:paragraph-properties>
        <style:tab-stops>
          <style:tab-stop style:position="6.139in" style:type="right" style:leader-style="dotted" style:leader-text="."/>
        </style:tab-stops>
      </style:paragraph-properties>
    </style:style>
    <style:style style:name="P17" style:family="paragraph" style:parent-style-name="Heading_20_2">
      <style:paragraph-properties fo:text-align="center" style:justify-single-word="false"/>
    </style:style>
    <style:style style:name="P18" style:family="paragraph" style:parent-style-name="Heading_20_2">
      <style:text-properties fo:font-style="italic" fo:font-weight="bold" style:font-style-asian="italic" style:font-weight-asian="bold" style:font-style-complex="italic" style:font-weight-complex="bold"/>
    </style:style>
    <style:style style:name="P19" style:family="paragraph" style:parent-style-name="Heading_20_2">
      <style:text-properties fo:font-weight="bold" style:font-weight-asian="bold" style:font-weight-complex="bold"/>
    </style:style>
    <style:style style:name="P20" style:family="paragraph" style:parent-style-name="Heading_20_2">
      <style:paragraph-properties fo:break-before="page"/>
    </style:style>
    <style:style style:name="P21" style:family="paragraph" style:parent-style-name="fixed">
      <style:text-properties fo:font-weight="bold" style:font-weight-asian="bold" style:font-weight-complex="bold"/>
    </style:style>
    <style:style style:name="P22" style:family="paragraph" style:parent-style-name="fixed">
      <style:text-properties fo:font-weight="normal" style:font-weight-asian="normal" style:font-weight-complex="normal"/>
    </style:style>
    <style:style style:name="P23" style:family="paragraph" style:parent-style-name="Heading_20_1">
      <style:paragraph-properties fo:text-align="center" style:justify-single-word="false"/>
    </style:style>
    <style:style style:name="P24" style:family="paragraph" style:parent-style-name="Heading_20_4">
      <style:text-properties fo:font-style="normal" style:font-style-asian="normal" style:font-style-complex="normal"/>
    </style:style>
    <style:style style:name="P25" style:family="paragraph" style:parent-style-name="Heading_20_3">
      <style:text-properties fo:font-style="normal" style:font-style-asian="normal" style:font-style-complex="normal"/>
    </style:style>
    <style:style style:name="P26"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position="super 58%"/>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style:font-weight-asian="bold"/>
    </style:style>
    <style:style style:name="T10" style:family="text">
      <style:text-properties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December 9, 2009</text:modification-date></text:p>
      <text:p text:style-name="P1"/>
      <text:h text:style-name="P17"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he Deva Programming Language<text:tab/>1</text:p>
          <text:p text:style-name="P12">v.1.0.0<text:tab/>1</text:p>
          <text:p text:style-name="P12">Summary<text:tab/>1</text:p>
          <text:p text:style-name="P12">1 Introduction<text:tab/>3</text:p>
          <text:p text:style-name="P12">2 Environment and Modules<text:tab/>3</text:p>
          <text:p text:style-name="P12">3 Types and Scopes<text:tab/>3</text:p>
          <text:p text:style-name="P12">4 Language specification<text:tab/>4</text:p>
          <text:p text:style-name="P14">4.1 Lexical conventions<text:tab/>4</text:p>
          <text:p text:style-name="P14">4.2 Statements<text:tab/>5</text:p>
          <text:p text:style-name="P15">4.2.1 Compound statements<text:tab/>5</text:p>
          <text:p text:style-name="P15">4.2.2 Assignment statements<text:tab/>5</text:p>
          <text:p text:style-name="P15">4.2.3 Control structures<text:tab/>5</text:p>
          <text:p text:style-name="P15">4.2.4 Function calls as statements<text:tab/>6</text:p>
          <text:p text:style-name="P14">4.3 Expressions<text:tab/>6</text:p>
          <text:p text:style-name="P15">4.3.1 Basic expressions<text:tab/>6</text:p>
          <text:p text:style-name="P15">4.3.2 Arithmetic expressions<text:tab/>6</text:p>
          <text:p text:style-name="P15">4.3.3 Logical expressions<text:tab/>6</text:p>
          <text:p text:style-name="P15">4.3.4 Collection constructors<text:tab/>7</text:p>
          <text:p text:style-name="P15">4.3.5 Collection indexers<text:tab/>7</text:p>
          <text:p text:style-name="P16">4.3.5.1 Slice notation<text:tab/>7</text:p>
          <text:p text:style-name="P15">4.3.6 Function calls<text:tab/>8</text:p>
          <text:p text:style-name="P15">4.3.7 Function definitions<text:tab/>8</text:p>
          <text:p text:style-name="P15">4.3.8 Class definitions<text:tab/>8</text:p>
          <text:p text:style-name="P15">4.3.9 Instance constructors<text:tab/>9</text:p>
          <text:p text:style-name="P12">5 Classes and instances<text:tab/>9</text:p>
          <text:p text:style-name="P14">5.1 Basic structure<text:tab/>9</text:p>
          <text:p text:style-name="P14">5.2 Inheritance<text:tab/>10</text:p>
          <text:p text:style-name="P14">5.3 Construction and the 'new' method<text:tab/>10</text:p>
          <text:p text:style-name="P14">5.4 Methods and the 'self' parameter<text:tab/>10</text:p>
          <text:p text:style-name="P12">6 Built-in functions, methods and modules<text:tab/>11</text:p>
          <text:p text:style-name="P14">6.1 Built-in functions<text:tab/>11</text:p>
          <text:p text:style-name="P14">6.2 Map built-in methods<text:tab/>13</text:p>
          <text:p text:style-name="P14">6.3 Vector built-in methods<text:tab/>14</text:p>
          <text:p text:style-name="P14">6.4 String built-in methods<text:tab/>16</text:p>
          <text:p text:style-name="P14">6.5 Built-in module bit<text:tab/>18</text:p>
          <text:p text:style-name="P14">6.6 Built-in module math<text:tab/>19</text:p>
          <text:p text:style-name="P14">6.7 Built-in module os<text:tab/>20</text:p>
          <text:p text:style-name="P12">7 Sample deva code<text:tab/>22</text:p>
          <text:p text:style-name="P14">7.1 bubble sort<text:tab/>22</text:p>
          <text:p text:style-name="P14">7.2 default parameters<text:tab/>23</text:p>
          <text:p text:style-name="P14">7.3 import<text:tab/>23</text:p>
          <text:p text:style-name="P14">7.4 eval – running code dynamically<text:tab/>24</text:p>
          <text:p text:style-name="P14">7.5 Classes, instances, constructors and inheritance<text:tab/>24</text:p>
          <text:p text:style-name="P12">8 Embedding deva<text:tab/>25</text:p>
        </text:index-body>
      </text:table-of-content>
      <text:p text:style-name="P3"/>
      <text:h text:style-name="P20"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h text:style-name="Heading_20_2" text:outline-level="2">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text:soft-page-break/>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3">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3">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3">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3">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scoped using curly braces. <text:span text:style-name="T2">Unlike</text:span><text:span text:style-name="T4"> C, deva is dynamically scoped, not statically.</text:span> A reference to a variable 'x' in a scope will use the first available 'x' found in the current scope or any scope below the current scope, right up to the global scope. Value types that are first defined in a particular scope are destroyed when that scope ends, with reference types being destroyed only if the last reference to them was in the scope.</text:p>
      <text:p text:style-name="Text_20_body_20_with_20_1st_20_line_20_indent">Because a reference to a variable will always refer to a like-named variable defined in a 'more global' scope, the 'local' keyword is provided to define variables that are local to the immediate scope. This is particularly useful in recursive functions, where local values would otherwise be lost. The local keyword can only be used in assignment expressions (e.g. “local x = 2;”).</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text:soft-page-break/></text:p>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text:soft-page-break/>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he control structures have the following formats:</text:p>
      <text:p text:style-name="fixed"/>
      <text:p text:style-name="fixed">while( <text:span text:style-name="T1">'condition'</text:span><text:span text:style-name="T3"> ) </text:span><text:span text:style-name="T1">statement or compound-statement</text:span></text:p>
      <text:p text:style-name="fixed"><text:span text:style-name="T3">if( </text:span><text:span text:style-name="T1">'condition'</text:span><text:span text:style-name="T3"> ) </text:span><text:span text:style-name="T1">statement or compound-statement </text:span><text:span text:style-name="T3">[else </text:span><text:span text:style-name="T1">statement or compound-statement</text:span><text:span text:style-name="T3">]</text:span></text:p>
      <text:p text:style-name="fixed"><text:span text:style-name="T3">for( '</text:span><text:span text:style-name="T1">item' </text:span><text:span text:style-name="T3">in '</text:span><text:span text:style-name="T1">vector'</text:span><text:span text:style-name="T3"> ) </text:span><text:span text:style-name="T1">statement or compound-statement</text:span></text:p>
      <text:p text:style-name="fixed"><text:span text:style-name="T3">for( '</text:span><text:span text:style-name="T1">key' , 'value'</text:span><text:span text:style-name="T3"> in '</text:span><text:span text:style-name="T1">map'</text:span><text:span text:style-name="T3"> ) </text:span><text:span text:style-name="T1">statement or compound-statement</text:span></text:p>
      <text:p text:style-name="P9">return</text:p>
      <text:p text:style-name="fixed"><text:span text:style-name="T3">return '</text:span><text:span text:style-name="T1">value'</text:span></text:p>
      <text:p text:style-name="P9">break</text:p>
      <text:p text:style-name="P9">continue</text:p>
      <text:p text:style-name="fixed"><text:span text:style-name="T3">import </text:span><text:span text:style-name="T1">'path'</text:span></text:p>
      <text:p text:style-name="P9"/>
      <text:h text:style-name="P24" text:outline-level="4">4.2.4 Function calls as statements</text:h>
      <text:p text:style-name="P6">Function call expressions like 'foo();' can stand alone as statements, as they have potential side effects. Any return value is lost.</text:p>
      <text:h text:style-name="P25" text:outline-level="3">4.3 Expressions</text:h>
      <text:h text:style-name="P24" text:outline-level="4">4.3.1 Basic expressions</text:h>
      <text:p text:style-name="P6">Basic expressions are:</text:p>
      <text:p text:style-name="P6"/>
      <text:p text:style-name="fixed"><text:span text:style-name="T3">( </text:span><text:span text:style-name="T1">'exp'</text:span><text:span text:style-name="T3"> )</text:span></text:p>
      <text:p text:style-name="P8">identifier</text:p>
      <text:p text:style-name="P8">numerical constant</text:p>
      <text:p text:style-name="P8">boolean</text:p>
      <text:p text:style-name="P8">null</text:p>
      <text:p text:style-name="P8">string literal</text:p>
      <text:p text:style-name="P9"/>
      <text:h text:style-name="P24" text:outline-level="4"><text:soft-page-break/>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4" text:outline-level="4">4.3.3 Logical expressions</text:h>
      <text:p text:style-name="Text_20_body_20_with_20_1st_20_line_20_indent"><text:span text:style-name="T3">Deva accepts the '&amp;&amp;' (and) and '||' (or) binary logical operators and the '!' (not) unary logical </text:span><text:span text:style-name="T3">operator. Operands must be able to be evaluated to a boolean value (a null, number, string or boolean or expression evaluating to one of these).</text:span></text:p>
      <text:p text:style-name="P6">[NOTE: There is currently NO short-circuiting of the evaluation of logical expressions.]</text:p>
      <text:h text:style-name="P24"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3">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s currently do not accept initialization lists.</text:p>
      <text:p text:style-name="P6">[NOTE: Map initialization lists are on the TODO list for 1.0.0]</text:p>
      <text:h text:style-name="P24"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text:soft-page-break/>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6">nd</text:span> element of 'v' starting at index 1 and ending at element 6).</text:p>
      <text:p text:style-name="Text_20_body_20_with_20_1st_20_line_20_indent">With vectors a slice can also appear on the <text:span text:style-name="T1">left</text:span><text:span text:style-name="T3"> side of an assignment.(With strings this is not allowed, as strings in deva are immutable objects). If the slice has only two indices (i.e. no 'step' value) the right-hand side of the assignment replaces the sliced range. In this case the right-hand side could be </text:span><text:span text:style-name="T3">another vector, in which case all of its elements will be copied, or it could be any other type, in which case the object itself will be inserted. If a third index ('step' value) </text:span><text:span text:style-name="T1">is</text:span><text:span text:style-name="T3">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4"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4" text:outline-level="4">4.3.7 Function definitions</text:h>
      <text:p text:style-name="P6">Functions are defined using the 'def' keyword, as so:</text:p>
      <text:p text:style-name="P6"/>
      <text:p text:style-name="fixed"><text:span text:style-name="T3">def </text:span><text:span text:style-name="T1">'fcn-name'</text:span><text:span text:style-name="T3"> ( </text:span><text:span text:style-name="T1">'parameter-list'</text:span><text:span text:style-name="T3">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3"> = </text:span>'value'</text:p>
      <text:p text:style-name="P8"/>
      <text:p text:style-name="Text_20_body_20_with_20_1st_20_line_20_indent">The parameters with default values <text:span text:style-name="T1">must</text:span><text:span text:style-name="T3"> occur at the </text:span><text:span text:style-name="T1">end</text:span><text:span text:style-name="T3"> of the parameter list. </text:span></text:p>
      <text:p text:style-name="Text_20_body_20_with_20_1st_20_line_20_indent"><text:soft-page-break/><text:span text:style-name="T3">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4" text:outline-level="4">4.3.8 Class definitions</text:h>
      <text:p text:style-name="P6">Classes are defined using the 'class' keyword:</text:p>
      <text:p text:style-name="P6"/>
      <text:p text:style-name="fixed"><text:span text:style-name="T3">class </text:span><text:span text:style-name="T1">'name'</text:span><text:span text:style-name="T3"> : </text:span><text:span text:style-name="T1">'parent-one'</text:span><text:span text:style-name="T3">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3"> be referenced explicitly.</text:span></text:p>
      <text:h text:style-name="P24" text:outline-level="4">4.3.9 Instance constructors</text:h>
      <text:p text:style-name="P6">Instances of classes (commonly called “objects”) are created using the syntax:</text:p>
      <text:p text:style-name="P6"/>
      <text:p text:style-name="P8">'instance-name'<text:span text:style-name="T3"> = new </text:span>'class-name'<text:span text:style-name="T3"> ( </text:span>'parameter-list'<text:span text:style-name="T3">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text:soft-page-break/>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Methods and the 'self' parameter</text:h>
      <text:p text:style-name="Text_20_body_20_with_20_1st_20_line_20_indent">Methods called on instance objects are implicitly passed a reference to the instance itself, called <text:soft-page-break/>“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3">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P18"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text:soft-page-break/>Merges all the items in the map 'other' into this map.</text:p>
      <text:p text:style-name="Text_20_body_20_with_20_1st_20_line_20_indent"/>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text:soft-page-break/>null if not. If end is equal to negative one, looks until the end of the vector.</text:p>
      <text:p text:style-name="Text_20_body_20_with_20_1st_20_line_20_indent"/>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text:soft-page-break/>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text:soft-page-break/>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text:soft-page-break/>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text:soft-page-break/></text:p>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fixed"><text:span text:style-name="T8">radians( degrees )</text:span></text:p>
      <text:p text:style-name="Text_20_body_20_with_20_1st_20_line_20_indent">Converts degrees to radians and returns the result.</text:p>
      <text:p text:style-name="Text_20_body_20_with_20_1st_20_line_20_indent"/>
      <text:p text:style-name="fixed"><text:span text:style-name="T8">degrees( radians )</text:span></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text:soft-page-break/>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text:soft-page-break/>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text:soft-page-break/>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text:p>
      <text:p text:style-name="Text_20_body_20_with_20_1st_20_line_20_indent">Returns a vector containing all the files in 'dir' and its sub-directories.</text:p>
      <text:p text:style-name="Text_20_body_20_with_20_1st_20_line_20_indent"/>
      <text:h text:style-name="Heading_20_3" text:outline-level="3">6.8 Built-in module re</text:h>
      <text:p text:style-name="Text_20_body_20_with_20_1st_20_line_20_indent">The '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re.compile( "(\w+)\W+(\w+)" );</text:p>
      <text:p text:style-name="P11">matches = 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text:soft-page-break/></text:p>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2">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8">Must</text:span> be called to properly dispose of the regex object.</text:p>
      <text:p text:style-name="Text_20_body_20_with_20_1st_20_line_20_indent"/>
      <text:h text:style-name="P19" text:outline-level="2">7 Sample deva code</text:h>
      <text:h text:style-name="P26" text:outline-level="3">7.1 bubble sort</text:h>
      <text:p text:style-name="P11"/>
      <text:p text:style-name="P11"># bubble sort the vector 'a'</text:p>
      <text:p text:style-name="P11">def bubble_sort( a )</text:p>
      <text:p text:style-name="P11">{</text:p>
      <text:p text:style-name="P11"><text:tab/>len = length( a );</text:p>
      <text:p text:style-name="P11"><text:tab/>swap = true;</text:p>
      <text:p text:style-name="P11"><text:tab/>while( swap )</text:p>
      <text:p text:style-name="P11"><text:tab/>{</text:p>
      <text:p text:style-name="P11"><text:tab/><text:tab/>swap = false;</text:p>
      <text:p text:style-name="P11"><text:tab/><text:tab/>i = len-1;</text:p>
      <text:p text:style-name="P11"><text:tab/><text:tab/>while( i &gt;= 0 )</text:p>
      <text:p text:style-name="P11"><text:tab/><text:tab/>{</text:p>
      <text:p text:style-name="P11"><text:tab/><text:tab/><text:tab/>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soft-page-break/><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soft-page-break/><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init()</text:p>
      <text:p text:style-name="fixed"><text:tab/>{</text:p>
      <text:p text:style-name="fixed"><text:soft-page-break/><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text:soft-page-break/>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15T14:07:11</meta:creation-date>
    <dc:date>2009-12-09T20:48:31</dc:date>
    <meta:editing-duration>PT117H44M47S</meta:editing-duration>
    <meta:editing-cycles>63</meta:editing-cycles>
    <meta:generator>OpenOffice.org/3.0$Linux OpenOffice.org_project/300m15$Build-9379</meta:generator>
    <meta:document-statistic meta:table-count="0" meta:image-count="0" meta:object-count="0" meta:page-count="28" meta:paragraph-count="600" meta:word-count="7119" meta:character-count="40891"/>
    <meta:user-defined meta:name="Info 1"/>
    <meta:user-defined meta:name="Info 2"/>
    <meta:user-defined meta:name="Info 3"/>
    <meta:user-defined meta:name="Info 4"/>
  </office:meta>
</office:document-meta>
</file>